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inherit" svg:font-family="inherit"/>
    <style:font-face style:name="monospace" svg:font-family="monospace"/>
    <style:font-face style:name="var ff-mono" svg:font-family="'var ff-mono'"/>
  </office:font-face-decls>
  <office:automatic-styles>
    <style:style style:name="P1" style:family="paragraph" style:parent-style-name="Standard">
      <style:text-properties officeooo:rsid="00123afc" officeooo:paragraph-rsid="00123afc"/>
    </style:style>
    <style:style style:name="P2" style:family="paragraph" style:parent-style-name="Standard">
      <style:text-properties officeooo:paragraph-rsid="00132772"/>
    </style:style>
    <style:style style:name="P3" style:family="paragraph" style:parent-style-name="Standard">
      <style:text-properties officeooo:rsid="001ea6ea" officeooo:paragraph-rsid="001ea6ea"/>
    </style:style>
    <style:style style:name="P4" style:family="paragraph" style:parent-style-name="Standard">
      <style:text-properties officeooo:paragraph-rsid="001ea6ea"/>
    </style:style>
    <style:style style:name="P5" style:family="paragraph" style:parent-style-name="Standard">
      <style:text-properties officeooo:rsid="00123afc" officeooo:paragraph-rsid="00215797"/>
    </style:style>
    <style:style style:name="P6" style:family="paragraph" style:parent-style-name="Standard">
      <style:text-properties officeooo:paragraph-rsid="00215797"/>
    </style:style>
    <style:style style:name="P7" style:family="paragraph" style:parent-style-name="Standard">
      <style:text-properties officeooo:paragraph-rsid="00123afc"/>
    </style:style>
    <style:style style:name="P8" style:family="paragraph" style:parent-style-name="Standard">
      <style:text-properties officeooo:rsid="0014a363" officeooo:paragraph-rsid="0014a363"/>
    </style:style>
    <style:style style:name="P9" style:family="paragraph" style:parent-style-name="Standard">
      <style:text-properties officeooo:paragraph-rsid="0014a363"/>
    </style:style>
    <style:style style:name="P10" style:family="paragraph" style:parent-style-name="Standard">
      <style:text-properties officeooo:paragraph-rsid="001d2e49"/>
    </style:style>
    <style:style style:name="P11" style:family="paragraph" style:parent-style-name="Standard">
      <style:text-properties officeooo:paragraph-rsid="001e0a44"/>
    </style:style>
    <style:style style:name="P12" style:family="paragraph" style:parent-style-name="Preformatted_20_Text">
      <style:text-properties officeooo:paragraph-rsid="001e0a44"/>
    </style:style>
    <style:style style:name="P13" style:family="paragraph" style:parent-style-name="Standard">
      <style:text-properties officeooo:paragraph-rsid="001681c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a6ea"/>
    </style:style>
    <style:style style:name="T3" style:family="text">
      <style:text-properties officeooo:rsid="0022c1e9"/>
    </style:style>
    <style:style style:name="T4" style:family="text">
      <style:text-properties style:font-name="monospace" officeooo:rsid="00123afc"/>
    </style:style>
    <style:style style:name="T5" style:family="text">
      <style:text-properties officeooo:rsid="00123afc"/>
    </style:style>
    <style:style style:name="T6" style:family="text">
      <style:text-properties officeooo:rsid="00132772"/>
    </style:style>
    <style:style style:name="T7" style:family="text">
      <style:text-properties officeooo:rsid="0014a363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officeooo:rsid="0014a363"/>
    </style:style>
    <style:style style:name="T10" style:family="text">
      <style:text-properties style:font-name="Liberation Serif" officeooo:rsid="001d2e49"/>
    </style:style>
    <style:style style:name="T11" style:family="text">
      <style:text-properties style:font-name="Liberation Serif" officeooo:rsid="001e0a44"/>
    </style:style>
    <style:style style:name="T12" style:family="text">
      <style:text-properties fo:font-variant="normal" fo:text-transform="none" style:font-name="inherit" fo:font-style="normal" fo:font-weight="normal" officeooo:rsid="001e0a44" fo:background-color="transparent" loext:char-shading-value="0" loext:padding="0cm" loext:border="none"/>
    </style:style>
    <style:style style:name="T13" style:family="text">
      <style:text-properties fo:font-variant="normal" fo:text-transform="none" style:font-name="inherit" fo:font-size="9.75pt" fo:font-style="normal" fo:font-weight="normal" officeooo:rsid="001e0a44" fo:background-color="transparent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бычным способом ра,отать с миграциями через Package Manager в Visual Studio 2020 в Линуксе, где только VSCode, не получится. Только через командную строку.</text:p>
      <text:p text:style-name="P1"/>
      <text:p text:style-name="P1">Для этого чтобы развернуть Entity Framework в VSCode и Линукс:</text:p>
      <text:p text:style-name="P1">- должен быть установлен Net Framework 7</text:p>
      <text:p text:style-name="P1"/>
      <text:p text:style-name="P1">- устанавливаем dotnet-ef командой:</text:p>
      <text:p text:style-name="P2">dotnet tool install --global dotnet-ef --version 7.0.14</text:p>
      <text:p text:style-name="P2"/>
      <text:p text:style-name="P3"><text:span text:style-name="T1">ВАЖНО</text:span> — в более поздних версиях устанавливаем крайнюю версию, например:</text:p>
      <text:p text:style-name="P4">dotnet tool install --global dotnet-ef --version <text:span text:style-name="T2">8.</text:span><text:span text:style-name="T3">0.1</text:span></text:p>
      <text:p text:style-name="P2"/>
      <text:p text:style-name="P5">- перейти в папку проекта</text:p>
      <text:p text:style-name="P6"><text:span text:style-name="T4"><text:line-break/></text:span>- <text:span text:style-name="T5">делаем новую миграцию:</text:span></text:p>
      <text:p text:style-name="P7">dotnet ef migratio<text:span text:style-name="T5">ns add </text:span>init <text:s text:c="2"/>← «<text:span text:style-name="T6">init» здесь — произвольное наименование миграции</text:span></text:p>
      <text:p text:style-name="P7"/>
      <text:p text:style-name="P7">- <text:span text:style-name="T7">если миграция неудачная — отменяем ее</text:span></text:p>
      <text:p text:style-name="P8">dotnet ef migrations remove</text:p>
      <text:p text:style-name="P8"/>
      <text:p text:style-name="P8">Эта команда отменяет ПОСЛЕДНЮЮ миграцию.</text:p>
      <text:p text:style-name="P8">Важно — должна быть доступна база данных, с которой работаем. Также, нельзя ручками удалять созданные миграцией файлы, иначе не получится откатить сриншот модели в исходное состояние.</text:p>
      <text:p text:style-name="P8"/>
      <text:p text:style-name="P8"/>
      <text:p text:style-name="P7">- <text:span text:style-name="T5">обновляем БД:</text:span></text:p>
      <text:p text:style-name="Standard"><text:span text:style-name="Source_20_Text"><text:span text:style-name="T8">dotnet ef database update</text:span>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P9"><text:span text:style-name="Source_20_Text"><text:span text:style-name="T9">Если ошибка — «</text:span></text:span><text:span text:style-name="Source_20_Text"><text:span text:style-name="T10">там что-то </text:span></text:span><text:span text:style-name="Source_20_Text"><text:span text:style-name="T9">не найдено </text:span></text:span><text:span text:style-name="Source_20_Text"><text:span text:style-name="T10">в команде dotnet … ляляля», проверяем:</text:span></text:span></text:p>
      <text:p text:style-name="P10"><text:span text:style-name="Source_20_Text"><text:span text:style-name="T10">dotnet ef</text:span></text:span></text:p>
      <text:p text:style-name="P11"><text:span text:style-name="Source_20_Text"><text:span text:style-name="T11">возможно — не установлен или слетел tools, устанавливаем:</text:span></text:span></text:p>
      <text:p text:style-name="P12"><text:span text:style-name="Source_20_Text"><text:span text:style-name="T12">dotnet tool install --</text:span></text:span><text:span text:style-name="Source_20_Text"><text:span text:style-name="T13">global</text:span></text:span><text:span text:style-name="Source_20_Text"><text:span text:style-name="T12"> dotnet-ef --version </text:span></text:span><text:span text:style-name="Source_20_Text"><text:span text:style-name="T13">8.</text:span></text:span><text:span text:style-name="Source_20_Text"><text:span text:style-name="T12">*</text:span></text:span></text:p>
      <text:p text:style-name="P11"><text:span text:style-name="Source_20_Text"><text:span text:style-name="T11"/></text:span></text:p>
      <text:p text:style-name="P10"><text:span text:style-name="Source_20_Text"><text:span text:style-name="T10">если выходит та же ошибка — добавляем путь /home/alex/.dotnet/tools в PATH:</text:span></text:span></text:p>
      <text:p text:style-name="P10"><text:span text:style-name="Source_20_Text"><text:span text:style-name="T10">открыть на редактирование /home/alex/.bashrc, добавить в конец строку:</text:span></text:span></text:p>
      <text:p text:style-name="P10"><text:span text:style-name="Source_20_Text"><text:span text:style-name="T10">export PATH="$HOME/.dotnet/tools:$PATH"</text:span></text:span></text:p>
      <text:p text:style-name="P10"><text:span text:style-name="Source_20_Text"><text:span text:style-name="T10">сохранить, выполнить:</text:span></text:span></text:p>
      <text:p text:style-name="P10"><text:span text:style-name="Source_20_Text"><text:span text:style-name="T10">exec bash</text:span></text:span></text:p>
      <text:p text:style-name="P9"><text:span text:style-name="Source_20_Text"/></text:p>
      <text:p text:style-name="P10"><text:span text:style-name="Source_20_Text"><text:span text:style-name="T10">Если опять не заработало - перегрузить</text:span>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oft-page-break/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P13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inherit" svg:font-family="inherit"/>
    <style:font-face style:name="monospace" svg:font-family="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7T10:53:05.882693431</dc:date>
    <meta:editing-duration>PT4H52M54S</meta:editing-duration>
    <meta:editing-cycles>14</meta:editing-cycles>
    <meta:generator>LibreOffice/24.8.2.1$Linux_X86_64 LibreOffice_project/480$Build-1</meta:generator>
    <meta:document-statistic meta:table-count="0" meta:image-count="0" meta:object-count="0" meta:page-count="2" meta:paragraph-count="26" meta:word-count="198" meta:character-count="1380" meta:non-whitespace-character-count="1204"/>
  </office:meta>
</office:document-meta>
</file>